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0d9afa" officeooo:paragraph-rsid="000d9afa"/>
    </style:style>
    <style:style style:name="P2" style:family="paragraph" style:parent-style-name="Standard">
      <style:paragraph-properties fo:line-height="200%" fo:text-align="center" style:justify-single-word="false"/>
      <style:text-properties officeooo:rsid="000db3aa" officeooo:paragraph-rsid="000db3aa"/>
    </style:style>
    <style:style style:name="P3" style:family="paragraph" style:parent-style-name="Standard">
      <style:paragraph-properties fo:line-height="200%" fo:text-align="start" style:justify-single-word="false"/>
      <style:text-properties officeooo:rsid="000db3aa" officeooo:paragraph-rsid="000db3aa"/>
    </style:style>
    <style:style style:name="P4" style:family="paragraph" style:parent-style-name="Standard">
      <style:paragraph-properties fo:line-height="200%" fo:text-align="start" style:justify-single-word="false"/>
      <style:text-properties officeooo:rsid="001a537b" officeooo:paragraph-rsid="001a537b"/>
    </style:style>
    <style:style style:name="T1" style:family="text">
      <style:text-properties officeooo:rsid="000df8c2"/>
    </style:style>
    <style:style style:name="T2" style:family="text">
      <style:text-properties officeooo:rsid="00199d1a"/>
    </style:style>
    <style:style style:name="T3" style:family="text">
      <style:text-properties officeooo:rsid="001a537b"/>
    </style:style>
    <style:style style:name="T4"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rdan Obusek</text:p>
      <text:p text:style-name="P1">Jesse <text:span text:style-name="T2">Kreutzberger</text:span></text:p>
      <text:p text:style-name="P1">Alex <text:span text:style-name="T2">Kells</text:span></text:p>
      <text:p text:style-name="P1">Nick <text:span text:style-name="T2">Braniff</text:span></text:p>
      <text:p text:style-name="P1">COSC 405</text:p>
      <text:p text:style-name="P1">10/9/17</text:p>
      <text:p text:style-name="P2">Connect Four Report</text:p>
      <text:p text:style-name="P2"/>
      <text:p text:style-name="P4"><text:span text:style-name="T4">Heuristic-</text:span> The least amount of moves needed to win. A*</text:p>
      <text:p text:style-name="P4"/>
      <text:p text:style-name="P3"><text:tab/><text:span text:style-name="T1">Our program philosophy has been function over fashion. We aimed to make a functional and challenging opponent without frivolous extravagances, and have succeeded. The program design focuses on readability and simplicity. The program starts by initializing the board, then it asks who will be the first to go. To add a twist the computers first move is always random. Beyond that it relies on our best depth first search with a depth bound of two. We decided to use a depth bound of two because in most scenarios it is unnecessary to go beyond this level, it would not often lead to a win, but with this depth the computer is still able to make its decision with enough know how to not easily lose to its opponent. The heuristic value is equal to the number of slots needed to reach a win. After determining the best move the computer makes the move and passes over to the player. When one of the players reaches the win state, there will be a standard output message prompting the player to play ag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7:54:30.225798546</meta:creation-date>
    <dc:date>2017-10-09T18:33:02.759274332</dc:date>
    <meta:editing-duration>PT38M27S</meta:editing-duration>
    <meta:editing-cycles>13</meta:editing-cycles>
    <meta:generator>LibreOffice/5.1.6.2$Linux_X86_64 LibreOffice_project/10m0$Build-2</meta:generator>
    <meta:document-statistic meta:table-count="0" meta:image-count="0" meta:object-count="0" meta:page-count="1" meta:paragraph-count="9" meta:word-count="205" meta:character-count="1144" meta:non-whitespace-character-count="947"/>
  </office:meta>
</office:document-meta>
</file>